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normal" officeooo:rsid="00122d86" officeooo:paragraph-rsid="00122d86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49773" officeooo:paragraph-rsid="0014977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58d23" officeooo:paragraph-rsid="00158d2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second cofondateur de WhatsApp claque à son tour la porte de Facebook_résumés à comparer</text:p>
      <text:p text:style-name="P1"/>
      <text:p text:style-name="P2">Choix des résumés :</text:p>
      <text:p text:style-name="P3"/>
      <text:p text:style-name="P4">résumé 2 : Il manque la première idée du texte sur la démission de Jam Koum</text:p>
      <text:p text:style-name="P4">« utilisateur » de quoi ?</text:p>
      <text:p text:style-name="P4">« De plus » connecteur mal choisi ⇒ c’est une conséquence « donc »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1:24:05.580528294</meta:creation-date>
    <dc:date>2022-12-12T11:39:21.390259278</dc:date>
    <meta:editing-duration>PT30M42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5" meta:word-count="55" meta:character-count="276" meta:non-whitespace-character-count="226"/>
  </office:meta>
</office:document-meta>
</file>